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 style:list-style-name="L1">
      <style:text-properties style:font-name="Arial"/>
    </style:style>
    <style:style style:name="P3" style:family="paragraph" style:parent-style-name="Standard" style:list-style-name="L3">
      <style:text-properties style:font-name="Arial"/>
    </style:style>
    <style:style style:name="P4" style:family="paragraph" style:parent-style-name="Standard" style:list-style-name="L5">
      <style:text-properties style:font-name="Arial"/>
    </style:style>
    <style:style style:name="P5" style:family="paragraph" style:parent-style-name="Standard" style:list-style-name="L6">
      <style:text-properties style:font-name="Arial"/>
    </style:style>
    <style:style style:name="P6" style:family="paragraph" style:parent-style-name="Standard" style:list-style-name="L7">
      <style:text-properties style:font-name="Arial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ume boats and boatCoords varaibles become arrays</text:p>
      <text:p text:style-name="P1">Find all functions that reference these two variables</text:p>
      <text:p text:style-name="P1">May seriously complicate boat pushing</text:p>
      <text:p text:style-name="P1">Make sure the boats don't collide with eachother</text:p>
      <text:p text:style-name="P1"/>
      <text:p text:style-name="P1">setupHelocast</text:p>
      <text:list xml:id="list5408682373942620088" text:style-name="L1">
        <text:list-item>
          <text:p text:style-name="P2">Add 2<text:span text:style-name="T1">nd</text:span> set of boat coordinates</text:p>
        </text:list-item>
        <text:list-item>
          <text:p text:style-name="P2">Existence of 2<text:span text:style-name="T1">nd</text:span> set indicated helo can carry 2 boats</text:p>
        </text:list-item>
        <text:list-item>
          <text:p text:style-name="P2">Update conditionals for load/unload and Helocast to handle unloading 1 boat at a time</text:p>
        </text:list-item>
      </text:list>
      <text:p text:style-name="P1"/>
      <text:p text:style-name="P1">canUnload</text:p>
      <text:list xml:id="list3779132352771034846" text:style-name="L6">
        <text:list-item>
          <text:p text:style-name="P5">update condition to if count of boats &gt; 0, unload one boat at a time</text:p>
        </text:list-item>
      </text:list>
      <text:p text:style-name="P1"/>
      <text:p text:style-name="P1">addCRRC</text:p>
      <text:list xml:id="list5279789448687456393" text:style-name="L7">
        <text:list-item>
          <text:p text:style-name="P6">Update conditional to if count boats &lt; count boatCoords</text:p>
        </text:list-item>
        <text:list-item>
          <text:p text:style-name="P6">Upload to slot count <text:s/>+1, order coordinates so boats load front to back</text:p>
        </text:list-item>
      </text:list>
      <text:p text:style-name="P1"/>
      <text:p text:style-name="P1">helocast</text:p>
      <text:list xml:id="list4330036640416483369" text:style-name="L5">
        <text:list-item>
          <text:p text:style-name="P4">helocast the squad that calls the helocast action</text:p>
        </text:list-item>
      </text:list>
      <text:p text:style-name="P1"/>
      <text:p text:style-name="P1">config</text:p>
      <text:list xml:id="list9118189720637839603" text:style-name="L3">
        <text:list-item>
          <text:p text:style-name="P3">Add boat number control (Both boats will be same type)</text:p>
        </text:list-item>
      </text:list>
      <text:p text:style-name="P1"/>
      <text:p text:style-name="P1"/>
      <text:p text:style-name="P1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31T00:08:13.01</meta:creation-date>
    <meta:document-statistic meta:table-count="0" meta:image-count="0" meta:object-count="0" meta:page-count="1" meta:paragraph-count="18" meta:word-count="126" meta:character-count="707"/>
    <dc:date>2019-12-31T00:36:06.79</dc:date>
    <meta:editing-duration>PT12M43S</meta:editing-duration>
    <meta:editing-cycles>1</meta:editing-cycles>
    <meta:generator>OpenOffice/4.1.6$Win32 OpenOffice.org_project/416m1$Build-9790</meta:generator>
  </office:meta>
</office:document-meta>
</file>